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60e4" officeooo:paragraph-rsid="001c60e4" style:font-weight-asian="bold" style:font-weight-complex="bold"/>
    </style:style>
    <style:style style:name="P2" style:family="paragraph" style:parent-style-name="Standard">
      <style:text-properties officeooo:rsid="001c60e4" officeooo:paragraph-rsid="001c60e4"/>
    </style:style>
    <style:style style:name="P3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c60e4" officeooo:paragraph-rsid="001c60e4" fo:background-color="transparen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style:font-name="JetBrains Mono" fo:language="zxx" fo:country="none" fo:font-style="normal" style:text-underline-style="none" fo:font-weight="normal" officeooo:rsid="001c60e4" officeooo:paragraph-rsid="001c60e4" fo:background-color="transparen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JetBrains Mono" fo:language="zxx" fo:country="none" fo:font-style="normal" style:text-underline-style="none" fo:font-weight="normal" officeooo:rsid="001c60e4" officeooo:paragraph-rsid="001c60e4" fo:background-color="transparent"/>
    </style:style>
    <style:style style:name="P6" style:family="paragraph" style:parent-style-name="Standard">
      <style:text-properties style:font-name="JetBrains Mono" officeooo:rsid="001c60e4" officeooo:paragraph-rsid="001c60e4"/>
    </style:style>
    <style:style style:name="P7" style:family="paragraph" style:parent-style-name="Standard">
      <style:text-properties style:font-name="Liberation Serif" style:text-underline-style="solid" style:text-underline-width="auto" style:text-underline-color="font-color" fo:font-weight="bold" officeooo:rsid="001c60e4" officeooo:paragraph-rsid="001d81ab" style:font-weight-asian="bold" style:font-weight-complex="bold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JetBrains Mono" fo:language="zxx" fo:country="none" fo:font-style="normal" style:text-underline-style="none" fo:font-weight="normal" officeooo:rsid="001c60e4" officeooo:paragraph-rsid="001d81ab" fo:background-color="transparent"/>
    </style:style>
    <style:style style:name="P9" style:family="paragraph" style:parent-style-name="Standard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666666" loext:opacity="100%" style:font-name="JetBrains Mono" fo:language="zxx" fo:country="none" fo:font-style="normal" style:text-underline-style="none" fo:font-weight="normal" officeooo:rsid="001c60e4" officeooo:paragraph-rsid="001c60e4" fo:background-color="transparent"/>
    </style:style>
    <style:style style:name="T1" style:family="text">
      <style:text-properties fo:color="#9c6500" loext:opacity="100%"/>
    </style:style>
    <style:style style:name="T2" style:family="text">
      <style:text-properties fo:color="#bbbbbb" loext:opacity="100%"/>
    </style:style>
    <style:style style:name="T3" style:family="text">
      <style:text-properties fo:color="#3d7b7b" loext:opacity="100%" fo:font-style="italic"/>
    </style:style>
    <style:style style:name="T4" style:family="text">
      <style:text-properties fo:color="#008000" loext:opacity="100%" fo:font-weight="bold"/>
    </style:style>
    <style:style style:name="T5" style:family="text">
      <style:text-properties fo:color="#0000ff" loext:opacity="100%" fo:font-weight="bold"/>
    </style:style>
    <style:style style:name="T6" style:family="text">
      <style:text-properties fo:color="#000000" loext:opacity="100%"/>
    </style:style>
    <style:style style:name="T7" style:family="text">
      <style:text-properties fo:color="#bbbbbb" loext:opacity="100%" fo:font-style="normal" style:text-underline-style="none" fo:font-weight="normal"/>
    </style:style>
    <style:style style:name="T8" style:family="text">
      <style:text-properties fo:color="#666666" loext:opacity="100%"/>
    </style:style>
    <style:style style:name="T9" style:family="text">
      <style:text-properties fo:color="#b00040" loext:opacity="100%"/>
    </style:style>
    <style:style style:name="T10" style:family="text">
      <style:text-properties fo:color="#0000ff" loext:opacity="100%"/>
    </style:style>
    <style:style style:name="T11" style:family="text">
      <style:text-properties fo:color="#ba212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s:</text:p>
      <text:p text:style-name="P2"/>
      <text:p text:style-name="P3"><text:span text:style-name="T1">#include</text:span><text:span text:style-name="T2"> </text:span><text:span text:style-name="T3">&lt;bits/stdc++.h&gt;</text:span></text:p>
      <text:p text:style-name="P3"><text:span text:style-name="T4">using</text:span><text:span text:style-name="T2"> </text:span><text:span text:style-name="T4">namespace</text:span><text:span text:style-name="T2"> </text:span><text:span text:style-name="T5">std</text:span><text:span text:style-name="T6">;</text:span></text:p>
      <text:p text:style-name="P4"/>
      <text:p text:style-name="P3"><text:span text:style-name="T4">class</text:span><text:span text:style-name="T2"> </text:span><text:span text:style-name="T5">Item</text:span></text:p>
      <text:p text:style-name="P5">{<text:span text:style-name="T7"/></text:p>
      <text:p text:style-name="P3"><text:span text:style-name="T4">public</text:span><text:span text:style-name="T8">:</text:span></text:p>
      <text:p text:style-name="P3"><text:span text:style-name="T2"><text:s text:c="4"/></text:span><text:span text:style-name="T9">double</text:span><text:span text:style-name="T2"> </text:span><text:span text:style-name="T6">profit;</text:span></text:p>
      <text:p text:style-name="P3"><text:span text:style-name="T2"><text:s text:c="4"/></text:span><text:span text:style-name="T9">double</text:span><text:span text:style-name="T2"> </text:span><text:span text:style-name="T6">weight;</text:span></text:p>
      <text:p text:style-name="P3"><text:span text:style-name="T2"><text:s text:c="4"/></text:span><text:span text:style-name="T9">double</text:span><text:span text:style-name="T2"> </text:span><text:span text:style-name="T6">ratio;</text:span></text:p>
      <text:p text:style-name="P4"/>
      <text:p text:style-name="P3"><text:span text:style-name="T2"><text:s text:c="4"/></text:span><text:span text:style-name="T6">Item(</text:span><text:span text:style-name="T9">double</text:span><text:span text:style-name="T2"> </text:span><text:span text:style-name="T6">profit,</text:span><text:span text:style-name="T2"> </text:span><text:span text:style-name="T9">double</text:span><text:span text:style-name="T2"> </text:span><text:span text:style-name="T6">weight)</text:span></text:p>
      <text:p text:style-name="P3"><text:span text:style-name="T2"><text:s text:c="4"/></text:span><text:span text:style-name="T6">{</text:span></text:p>
      <text:p text:style-name="P3"><text:span text:style-name="T2"><text:s text:c="8"/></text:span><text:span text:style-name="T4">this</text:span><text:span text:style-name="T8">-&gt;</text:span><text:span text:style-name="T6">profit</text:span><text:span text:style-name="T2"> </text:span><text:span text:style-name="T8">=</text:span><text:span text:style-name="T2"> </text:span><text:span text:style-name="T6">profit;</text:span></text:p>
      <text:p text:style-name="P3"><text:span text:style-name="T2"><text:s text:c="8"/></text:span><text:span text:style-name="T4">this</text:span><text:span text:style-name="T8">-&gt;</text:span><text:span text:style-name="T6">weight</text:span><text:span text:style-name="T2"> </text:span><text:span text:style-name="T8">=</text:span><text:span text:style-name="T2"> </text:span><text:span text:style-name="T6">weight;</text:span></text:p>
      <text:p text:style-name="P3"><text:span text:style-name="T2"><text:s text:c="8"/></text:span><text:span text:style-name="T4">this</text:span><text:span text:style-name="T8">-&gt;</text:span><text:span text:style-name="T6">ratio</text:span><text:span text:style-name="T2"> </text:span><text:span text:style-name="T8">=</text:span><text:span text:style-name="T2"> </text:span><text:span text:style-name="T6">profit</text:span><text:span text:style-name="T2"> </text:span><text:span text:style-name="T8">/</text:span><text:span text:style-name="T2"> </text:span><text:span text:style-name="T6">weight;</text:span></text:p>
      <text:p text:style-name="P3"><text:span text:style-name="T2"><text:s text:c="4"/></text:span><text:span text:style-name="T6">}</text:span></text:p>
      <text:p text:style-name="P5">};<text:span text:style-name="T7"/></text:p>
      <text:p text:style-name="P4"/>
      <text:p text:style-name="P3"><text:span text:style-name="T9">int</text:span><text:span text:style-name="T2"> </text:span><text:span text:style-name="T10">main</text:span><text:span text:style-name="T6">()</text:span></text:p>
      <text:p text:style-name="P5">{<text:span text:style-name="T7"/></text:p>
      <text:p text:style-name="P3"><text:span text:style-name="T2"><text:s text:c="4"/></text:span><text:span text:style-name="T9">int</text:span><text:span text:style-name="T2"> </text:span><text:span text:style-name="T6">n;</text:span></text:p>
      <text:p text:style-name="P3"><text:span text:style-name="T2"><text:s text:c="4"/></text:span><text:span text:style-name="T6">cin</text:span><text:span text:style-name="T2"> </text:span><text:span text:style-name="T8">&gt;&gt;</text:span><text:span text:style-name="T2"> </text:span><text:span text:style-name="T6">n;</text:span></text:p>
      <text:p text:style-name="P4"/>
      <text:p text:style-name="P3"><text:span text:style-name="T2"><text:s text:c="4"/></text:span><text:span text:style-name="T6">string</text:span><text:span text:style-name="T2"> </text:span><text:span text:style-name="T6">id;</text:span></text:p>
      <text:p text:style-name="P3"><text:span text:style-name="T2"><text:s text:c="4"/></text:span><text:span text:style-name="T6">cin</text:span><text:span text:style-name="T2"> </text:span><text:span text:style-name="T8">&gt;&gt;</text:span><text:span text:style-name="T2"> </text:span><text:span text:style-name="T6">id;</text:span></text:p>
      <text:p text:style-name="P4"/>
      <text:p text:style-name="P3"><text:span text:style-name="T2"><text:s text:c="4"/></text:span><text:span text:style-name="T6">string</text:span><text:span text:style-name="T2"> </text:span><text:span text:style-name="T6">last_two</text:span><text:span text:style-name="T2"> </text:span><text:span text:style-name="T8">=</text:span><text:span text:style-name="T2"> </text:span><text:span text:style-name="T6">string(id.end()</text:span><text:span text:style-name="T2"> </text:span><text:span text:style-name="T8">-</text:span><text:span text:style-name="T2"> </text:span><text:span text:style-name="T8">2</text:span><text:span text:style-name="T6">,</text:span><text:span text:style-name="T2"> </text:span><text:span text:style-name="T6">id.end());</text:span></text:p>
      <text:p text:style-name="P3"><text:span text:style-name="T2"><text:s text:c="4"/></text:span><text:span text:style-name="T9">int</text:span><text:span text:style-name="T2"> </text:span><text:span text:style-name="T6">last_two_int</text:span><text:span text:style-name="T2"> </text:span><text:span text:style-name="T8">=</text:span><text:span text:style-name="T2"> </text:span><text:span text:style-name="T6">stoi(last_two);</text:span></text:p>
      <text:p text:style-name="P4"/>
      <text:p text:style-name="P3"><text:span text:style-name="T2"><text:s text:c="4"/></text:span><text:span text:style-name="T9">int</text:span><text:span text:style-name="T2"> </text:span><text:span text:style-name="T6">capacity</text:span><text:span text:style-name="T2"> </text:span><text:span text:style-name="T8">=</text:span><text:span text:style-name="T2"> </text:span><text:span text:style-name="T6">last_two_int</text:span><text:span text:style-name="T2"> </text:span><text:span text:style-name="T8">%</text:span><text:span text:style-name="T2"> </text:span><text:span text:style-name="T8">10</text:span><text:span text:style-name="T6">;</text:span></text:p>
      <text:p text:style-name="P3"><text:span text:style-name="T2"><text:s text:c="4"/></text:span><text:span text:style-name="T6">vector</text:span><text:span text:style-name="T8">&lt;</text:span><text:span text:style-name="T6">Item</text:span><text:span text:style-name="T8">&gt;</text:span><text:span text:style-name="T2"> </text:span><text:span text:style-name="T6">data;</text:span></text:p>
      <text:p text:style-name="P4"/>
      <text:p text:style-name="P3"><text:span text:style-name="T2"><text:s text:c="4"/></text:span><text:span text:style-name="T4">for</text:span><text:span text:style-name="T2"> </text:span><text:span text:style-name="T6">(</text:span><text:span text:style-name="T9">int</text:span><text:span text:style-name="T2"> </text:span><text:span text:style-name="T6">i</text:span><text:span text:style-name="T2"> </text:span><text:span text:style-name="T8">=</text:span><text:span text:style-name="T2"> </text:span><text:span text:style-name="T8">0</text:span><text:span text:style-name="T6">;</text:span><text:span text:style-name="T2"> </text:span><text:span text:style-name="T6">i</text:span><text:span text:style-name="T2"> </text:span><text:span text:style-name="T8">&lt;</text:span><text:span text:style-name="T2"> </text:span><text:span text:style-name="T6">n;</text:span><text:span text:style-name="T2"> </text:span><text:span text:style-name="T6">i</text:span><text:span text:style-name="T8">++</text:span><text:span text:style-name="T6">)</text:span></text:p>
      <text:p text:style-name="P3"><text:span text:style-name="T2"><text:s text:c="4"/></text:span><text:span text:style-name="T6">{</text:span></text:p>
      <text:p text:style-name="P3"><text:span text:style-name="T2"><text:s text:c="8"/></text:span><text:span text:style-name="T9">int</text:span><text:span text:style-name="T2"> </text:span><text:span text:style-name="T6">profit,</text:span><text:span text:style-name="T2"> </text:span><text:span text:style-name="T6">weight;</text:span></text:p>
      <text:p text:style-name="P3"><text:span text:style-name="T2"><text:s text:c="8"/></text:span><text:span text:style-name="T6">cin</text:span><text:span text:style-name="T2"> </text:span><text:span text:style-name="T8">&gt;&gt;</text:span><text:span text:style-name="T2"> </text:span><text:span text:style-name="T6">profit</text:span><text:span text:style-name="T2"> </text:span><text:span text:style-name="T8">&gt;&gt;</text:span><text:span text:style-name="T2"> </text:span><text:span text:style-name="T6">weight;</text:span></text:p>
      <text:p text:style-name="P3"><text:span text:style-name="T2"><text:s text:c="8"/></text:span><text:span text:style-name="T6">data.push_back(Item(profit,</text:span><text:span text:style-name="T2"> </text:span><text:span text:style-name="T6">weight));</text:span></text:p>
      <text:p text:style-name="P3"><text:span text:style-name="T2"><text:s text:c="4"/></text:span><text:span text:style-name="T6">}</text:span></text:p>
      <text:p text:style-name="P4"/>
      <text:p text:style-name="P3"><text:span text:style-name="T2"><text:s text:c="4"/></text:span><text:span text:style-name="T6">sort(data.begin(),</text:span><text:span text:style-name="T2"> </text:span><text:span text:style-name="T6">data.end(),</text:span><text:span text:style-name="T2"> </text:span><text:span text:style-name="T6">[](</text:span><text:span text:style-name="T4">const</text:span><text:span text:style-name="T2"> </text:span><text:span text:style-name="T6">Item</text:span><text:span text:style-name="T2"> </text:span><text:span text:style-name="T8">&amp;</text:span><text:span text:style-name="T6">a,</text:span><text:span text:style-name="T2"> </text:span><text:span text:style-name="T4">const</text:span><text:span text:style-name="T2"> </text:span><text:span text:style-name="T6">Item</text:span><text:span text:style-name="T2"> </text:span><text:span text:style-name="T8">&amp;</text:span><text:span text:style-name="T6">b)</text:span></text:p>
      <text:p text:style-name="P3"><text:span text:style-name="T2"><text:s text:c="9"/></text:span><text:span text:style-name="T6">{</text:span><text:span text:style-name="T2"> </text:span><text:span text:style-name="T4">return</text:span><text:span text:style-name="T2"> </text:span><text:span text:style-name="T6">a.ratio</text:span><text:span text:style-name="T2"> </text:span><text:span text:style-name="T8">&gt;</text:span><text:span text:style-name="T2"> </text:span><text:span text:style-name="T6">b.ratio;</text:span><text:span text:style-name="T2"> </text:span><text:span text:style-name="T6">});</text:span></text:p>
      <text:p text:style-name="P4"><text:soft-page-break/></text:p>
      <text:p text:style-name="P3"><text:span text:style-name="T2"><text:s text:c="4"/></text:span><text:span text:style-name="T9">double</text:span><text:span text:style-name="T2"> </text:span><text:span text:style-name="T6">totalProfit</text:span><text:span text:style-name="T2"> </text:span><text:span text:style-name="T8">=</text:span><text:span text:style-name="T2"> </text:span><text:span text:style-name="T8">0.0</text:span><text:span text:style-name="T6">;</text:span></text:p>
      <text:p text:style-name="P4"/>
      <text:p text:style-name="P3"><text:span text:style-name="T2"><text:s text:c="4"/></text:span><text:span text:style-name="T4">for</text:span><text:span text:style-name="T2"> </text:span><text:span text:style-name="T6">(</text:span><text:span text:style-name="T4">auto</text:span><text:span text:style-name="T2"> </text:span><text:span text:style-name="T8">&amp;</text:span><text:span text:style-name="T6">item</text:span><text:span text:style-name="T2"> </text:span><text:span text:style-name="T8">:</text:span><text:span text:style-name="T2"> </text:span><text:span text:style-name="T6">data)</text:span></text:p>
      <text:p text:style-name="P3"><text:span text:style-name="T2"><text:s text:c="4"/></text:span><text:span text:style-name="T6">{</text:span></text:p>
      <text:p text:style-name="P3"><text:span text:style-name="T2"><text:s text:c="8"/></text:span><text:span text:style-name="T4">if</text:span><text:span text:style-name="T2"> </text:span><text:span text:style-name="T6">(capacity</text:span><text:span text:style-name="T2"> </text:span><text:span text:style-name="T8">&gt;=</text:span><text:span text:style-name="T2"> </text:span><text:span text:style-name="T6">item.weight)</text:span></text:p>
      <text:p text:style-name="P3"><text:span text:style-name="T2"><text:s text:c="8"/></text:span><text:span text:style-name="T6">{</text:span></text:p>
      <text:p text:style-name="P3"><text:span text:style-name="T2"><text:s text:c="12"/></text:span><text:span text:style-name="T3">// Take the whole item</text:span></text:p>
      <text:p text:style-name="P3"><text:span text:style-name="T2"><text:s text:c="12"/></text:span><text:span text:style-name="T6">capacity</text:span><text:span text:style-name="T2"> </text:span><text:span text:style-name="T8">-=</text:span><text:span text:style-name="T2"> </text:span><text:span text:style-name="T6">item.weight;</text:span></text:p>
      <text:p text:style-name="P3"><text:span text:style-name="T2"><text:s text:c="12"/></text:span><text:span text:style-name="T6">totalProfit</text:span><text:span text:style-name="T2"> </text:span><text:span text:style-name="T8">+=</text:span><text:span text:style-name="T2"> </text:span><text:span text:style-name="T6">item.profit;</text:span></text:p>
      <text:p text:style-name="P3"><text:span text:style-name="T2"><text:s text:c="12"/></text:span><text:span text:style-name="T3">// cout &lt;&lt; "Taken full: " &lt;&lt; item.profit &lt;&lt; "-" &lt;&lt; item.weight &lt;&lt; "-" &lt;&lt; item.ratio &lt;&lt; ", Remaining Capacity: " &lt;&lt; capacity &lt;&lt; endl;</text:span></text:p>
      <text:p text:style-name="P3"><text:span text:style-name="T2"><text:s text:c="8"/></text:span><text:span text:style-name="T6">}</text:span></text:p>
      <text:p text:style-name="P3"><text:span text:style-name="T2"><text:s text:c="8"/></text:span><text:span text:style-name="T4">else</text:span></text:p>
      <text:p text:style-name="P3"><text:span text:style-name="T2"><text:s text:c="8"/></text:span><text:span text:style-name="T6">{</text:span></text:p>
      <text:p text:style-name="P3"><text:span text:style-name="T2"><text:s text:c="12"/></text:span><text:span text:style-name="T9">double</text:span><text:span text:style-name="T2"> </text:span><text:span text:style-name="T6">fraction</text:span><text:span text:style-name="T2"> </text:span><text:span text:style-name="T8">=</text:span><text:span text:style-name="T2"> </text:span><text:span text:style-name="T6">capacity</text:span><text:span text:style-name="T2"> </text:span><text:span text:style-name="T8">/</text:span><text:span text:style-name="T2"> </text:span><text:span text:style-name="T6">item.weight;</text:span></text:p>
      <text:p text:style-name="P3"><text:span text:style-name="T2"><text:s text:c="12"/></text:span><text:span text:style-name="T6">totalProfit</text:span><text:span text:style-name="T2"> </text:span><text:span text:style-name="T8">+=</text:span><text:span text:style-name="T2"> </text:span><text:span text:style-name="T6">item.profit</text:span><text:span text:style-name="T2"> </text:span><text:span text:style-name="T8">*</text:span><text:span text:style-name="T2"> </text:span><text:span text:style-name="T6">fraction;</text:span></text:p>
      <text:p text:style-name="P3"><text:span text:style-name="T2"><text:s text:c="12"/></text:span><text:span text:style-name="T3">// cout &lt;&lt; "Taken fraction: " &lt;&lt; item.profit * fraction &lt;&lt; "-" &lt;&lt; capacity &lt;&lt; "-" &lt;&lt; item.ratio &lt;&lt; endl;</text:span></text:p>
      <text:p text:style-name="P3"><text:span text:style-name="T2"><text:s text:c="12"/></text:span><text:span text:style-name="T4">break</text:span><text:span text:style-name="T6">;</text:span></text:p>
      <text:p text:style-name="P3"><text:span text:style-name="T2"><text:s text:c="8"/></text:span><text:span text:style-name="T6">}</text:span></text:p>
      <text:p text:style-name="P3"><text:span text:style-name="T2"><text:s text:c="4"/></text:span><text:span text:style-name="T6">}</text:span></text:p>
      <text:p text:style-name="P3"><text:span text:style-name="T2"><text:s text:c="4"/></text:span><text:span text:style-name="T6">cout</text:span><text:span text:style-name="T2"> </text:span><text:span text:style-name="T8">&lt;&lt;</text:span><text:span text:style-name="T2"> </text:span><text:span text:style-name="T11">"Total Profit: "</text:span><text:span text:style-name="T2"> </text:span><text:span text:style-name="T8">&lt;&lt;</text:span><text:span text:style-name="T2"> </text:span><text:span text:style-name="T6">totalProfit</text:span><text:span text:style-name="T2"> </text:span><text:span text:style-name="T8">&lt;&lt;</text:span><text:span text:style-name="T2"> </text:span><text:span text:style-name="T6">endl;</text:span></text:p>
      <text:p text:style-name="P4"/>
      <text:p text:style-name="P3"><text:span text:style-name="T2"><text:s text:c="4"/></text:span><text:span text:style-name="T4">return</text:span><text:span text:style-name="T2"> </text:span><text:span text:style-name="T8">0</text:span><text:span text:style-name="T6">;</text:span></text:p>
      <text:p text:style-name="P5">}</text:p>
      <text:p text:style-name="P6"/>
      <text:p text:style-name="P6"/>
      <text:p text:style-name="P7">Output:</text:p>
      <text:p text:style-name="P8"><text:span text:style-name="T8">5</text:span></text:p>
      <text:p text:style-name="P9">0812310205101023<text:span text:style-name="T7"/></text:p>
      <text:p text:style-name="P4"/>
      <text:p text:style-name="P3"><text:span text:style-name="T8">30</text:span><text:span text:style-name="T2"> </text:span><text:span text:style-name="T8">5</text:span></text:p>
      <text:p text:style-name="P3"><text:span text:style-name="T8">40</text:span><text:span text:style-name="T2"> </text:span><text:span text:style-name="T8">3</text:span></text:p>
      <text:p text:style-name="P3"><text:span text:style-name="T8">45</text:span><text:span text:style-name="T2"> </text:span><text:span text:style-name="T8">6</text:span></text:p>
      <text:p text:style-name="P3"><text:span text:style-name="T8">77</text:span><text:span text:style-name="T2"> </text:span><text:span text:style-name="T8">8</text:span></text:p>
      <text:p text:style-name="P3"><text:span text:style-name="T8">90</text:span><text:span text:style-name="T2"> </text:span><text:span text:style-name="T8">7</text:span></text:p>
      <text:p text:style-name="P4"/>
      <text:p text:style-name="P3"><text:span text:style-name="T6">Total</text:span><text:span text:style-name="T2"> </text:span><text:span text:style-name="T6">Profit</text:span><text:span text:style-name="T8">:</text:span><text:span text:style-name="T2"> </text:span><text:span text:style-name="T8">4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5T04:21:11.858877700</meta:creation-date>
    <dc:date>2025-05-25T04:25:37.730538200</dc:date>
    <meta:editing-duration>PT4M25S</meta:editing-duration>
    <meta:editing-cycles>3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64" meta:word-count="217" meta:character-count="1499" meta:non-whitespace-character-count="1049"/>
  </office:meta>
</office:document-meta>
</file>